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921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hatch" draw:fill-color="#ff3333" draw:fill-hatch-name="Black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hatch" draw:fill-color="#0000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Dashed_20__28_var_29_" svg:stroke-width="0.05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9999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66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99ff99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99ffff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fo:min-height="0.585cm"/>
    </style:style>
    <style:style style:name="gr15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16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17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99ffff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66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21" style:family="graphic" style:parent-style-name="standard">
      <style:graphic-properties draw:stroke="none" svg:stroke-color="#000000" draw:fill="none" draw:fill-color="#ffffff" fo:min-height="0.563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99ff99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23" style:family="graphic" style:parent-style-name="standard">
      <style:graphic-properties draw:stroke="none" svg:stroke-color="#000000" draw:fill="none" draw:fill-color="#ffffff" fo:min-height="0.636cm"/>
    </style:style>
    <style:style style:name="gr24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25" style:family="graphic" style:parent-style-name="standard">
      <style:graphic-properties draw:stroke="none" draw:stroke-dash="Dashed_20__28_var_29_" svg:stroke-width="0.051cm" svg:stroke-color="#000000" draw:fill="none" draw:fill-color="#ffffff" fo:min-height="0.716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Dashed_20__28_var_29_"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draw:stroke="none" draw:stroke-dash="Dashed_20__28_var_29_" svg:stroke-width="0.051cm" svg:stroke-color="#000000" draw:fill="none" draw:fill-color="#ffffff" fo:min-height="0.889cm" fo:padding-top="0.15cm" fo:padding-bottom="0.15cm" fo:padding-left="0.275cm" fo:padding-right="0.275cm"/>
    </style:style>
    <style:style style:name="gr28" style:family="graphic" style:parent-style-name="standard">
      <style:graphic-properties draw:stroke="solid" draw:stroke-dash="Dashed_20__28_var_29_"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objectwithoutfill">
      <style:graphic-properties draw:stroke="solid" draw:stroke-dash="Dashed_20__28_var_29_" svg:stroke-width="0.051cm" svg:stroke-color="#000000" draw:marker-end="Arrow" draw:marker-end-width="0.35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super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7.62cm" svg:height="5.08cm" svg:x="1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0.889cm" svg:x="2.651cm" svg:y="11.541cm">
          <text:p text:style-name="P1">Encoding bi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889cm" svg:x="2.651cm" svg:y="12.811cm">
          <text:p text:style-name="P1">Channel/Noises</text:p>
          <draw:enhanced-geometry svg:viewBox="0 0 21600 21600" draw:type="rectangle" draw:enhanced-path="M 0 0 L 21600 0 21600 21600 0 21600 0 0 Z N"/>
        </draw:custom-shape>
        <draw:frame draw:style-name="gr3" draw:layer="layout" svg:width="1.524cm" svg:height="1.171cm" svg:x="1.127cm" svg:y="12.684cm">
          <draw:text-box>
            <text:p>TB<text:span text:style-name="T1">0</text:span></text:p>
          </draw:text-box>
        </draw:frame>
        <draw:custom-shape draw:style-name="gr2" draw:text-style-name="P1" draw:layer="layout" svg:width="5.08cm" svg:height="0.889cm" svg:x="2.651cm" svg:y="14.97cm">
          <text:p text:style-name="P1">Channel/Noises</text:p>
          <draw:enhanced-geometry svg:viewBox="0 0 21600 21600" draw:type="rectangle" draw:enhanced-path="M 0 0 L 21600 0 21600 21600 0 21600 0 0 Z N"/>
        </draw:custom-shape>
        <draw:frame draw:style-name="gr3" draw:layer="layout" svg:width="1.651cm" svg:height="1.171cm" svg:x="1.127cm" svg:y="14.97cm">
          <draw:text-box>
            <text:p>TB<text:span text:style-name="T2">m</text:span></text:p>
          </draw:text-box>
        </draw:frame>
        <draw:frame draw:style-name="gr4" draw:layer="layout" svg:width="1.143cm" svg:height="1.139cm" draw:transform="rotate (-1.5707963267949) translate (5.826cm 13.827cm)">
          <draw:text-box>
            <text:p>...</text:p>
          </draw:text-box>
        </draw:frame>
        <draw:custom-shape draw:style-name="gr5" draw:text-style-name="P1" draw:layer="layout" svg:width="1.27cm" svg:height="1.27cm" svg:x="2.524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08cm" svg:height="2.54cm" svg:x="11.16cm" svg:y="4.175cm">
          <text:p text:style-name="P1">Classifier</text:p>
          <text:p text:style-name="P1">(LDPC decod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89cm" svg:height="6.35cm" svg:x="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4.937cm" svg:y="3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27cm" svg:x="2.778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27cm" svg:x="4.937cm" svg:y="4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27cm" svg:x="6.96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27cm" svg:height="1.27cm" svg:x="6.715cm" svg:y="6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27cm" svg:height="1.27cm" svg:x="4.556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custom-shape draw:style-name="gr5" draw:text-style-name="P1" draw:layer="layout" svg:width="1.27cm" svg:height="1.27cm" svg:x="19.415cm" svg:y="2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8.255cm" svg:height="2.54cm" svg:x="18.78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.27cm" svg:height="1.27cm" svg:x="21.32cm" svg:y="2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.27cm" svg:height="1.27cm" svg:x="23.225cm" svg:y="2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.27cm" svg:height="1.27cm" svg:x="25.13cm" svg:y="2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layer="layout" svg:width="5.842cm" svg:height="1.139cm" svg:x="20.177cm" svg:y="1.131cm">
          <draw:text-box>
            <text:p>Decoding success</text:p>
          </draw:text-box>
        </draw:frame>
        <draw:g xml:id="id4" draw:id="id4">
          <draw:custom-shape draw:style-name="gr6" draw:text-style-name="P1" draw:layer="layout" svg:width="1.27cm" svg:height="1.27cm" svg:x="20.304cm" svg:y="7.9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27cm" svg:height="1.27cm" svg:x="22.209cm" svg:y="7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27cm" svg:height="1.27cm" svg:x="24.114cm" svg:y="7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6.35cm" svg:height="2.54cm" svg:x="19.669cm" svg:y="7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layer="layout" svg:width="5.08cm" svg:height="1.139cm" svg:x="20.304cm" svg:y="6.211cm">
          <draw:text-box>
            <text:p>Decoding failure</text:p>
          </draw:text-box>
        </draw:frame>
        <draw:connector draw:style-name="gr7" draw:text-style-name="P1" draw:layer="layout" svg:x1="9.89cm" svg:y1="5.445cm" svg:x2="11.16cm" svg:y2="5.445cm" draw:start-shape="id1" draw:start-glue-point="10" draw:end-shape="id2" draw:end-glue-point="3" svg:d="M9890 5445h1270" svg:viewBox="0 0 1271 1">
          <text:p/>
        </draw:connector>
        <draw:connector draw:style-name="gr7" draw:text-style-name="P1" draw:layer="layout" svg:x1="16.24cm" svg:y1="5.445cm" svg:x2="18.78cm" svg:y2="3.54cm" draw:start-shape="id2" draw:start-glue-point="1" draw:end-shape="id3" draw:end-glue-point="3" svg:d="M16240 5445h1270v-1905h1270" svg:viewBox="0 0 2541 1906">
          <text:p/>
        </draw:connector>
        <draw:connector draw:style-name="gr7" draw:text-style-name="P1" draw:layer="layout" draw:line-skew="-0.445cm" svg:x1="16.24cm" svg:y1="5.445cm" svg:x2="19.669cm" svg:y2="8.62cm" draw:start-shape="id2" draw:start-glue-point="1" draw:end-shape="id4" draw:end-glue-point="3" svg:d="M16240 5445h1270v3175h2159" svg:viewBox="0 0 3430 3176">
          <text:p/>
        </draw:connector>
        <draw:line draw:style-name="gr8" draw:text-style-name="P1" draw:layer="layout" svg:x1="20.431cm" svg:y1="9.255cm" svg:x2="1.762cm" svg:y2="11.16cm">
          <text:p/>
        </draw:line>
        <draw:line draw:style-name="gr9" draw:text-style-name="P1" draw:layer="layout" svg:x1="21.447cm" svg:y1="9.255cm" svg:x2="8.112cm" svg:y2="11.287cm">
          <text:p/>
        </draw:line>
        <draw:custom-shape draw:style-name="gr10" draw:text-style-name="P1" draw:layer="layout" svg:width="1.27cm" svg:height="1.27cm" svg:x="11.16cm" svg:y="14.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1.27cm" svg:height="1.27cm" svg:x="12.43cm" svg:y="14.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14.97cm" svg:y="14.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svg:x="13.7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5" draw:id="id5" draw:layer="layout" svg:width="1.27cm" svg:height="1.27cm" svg:x="16.24cm" svg:y="14.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1.27cm" svg:x="17.51cm" svg:y="14.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20.05cm" svg:y="14.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9" draw:id="id9" draw:layer="layout" svg:width="1.27cm" svg:height="1.27cm" svg:x="18.78cm" svg:y="14.97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43cm" svg:height="0.962cm" svg:x="21.447cm" svg:y="14.97cm">
          <draw:text-box>
            <text:p>...</text:p>
          </draw:text-box>
        </draw:frame>
        <draw:measure draw:style-name="gr15" draw:text-style-name="P2" draw:layer="layout" svg:x1="11.16cm" svg:y1="15.07cm" svg:x2="16.24cm" svg:y2="15.07cm">
          <text:p text:style-name="P2"><text:span text:style-name="T3"><text:measure text:kind="gap"/></text:span><text:span text:style-name="T3">N</text:span><text:span text:style-name="T4">IF</text:span><text:span text:style-name="T3"><text:measure text:kind="gap"/></text:span></text:p>
        </draw:measure>
        <draw:measure draw:style-name="gr16" draw:text-style-name="P2" draw:layer="layout" svg:x1="16.24cm" svg:y1="15.07cm" svg:x2="21.32cm" svg:y2="15.07cm">
          <text:p text:style-name="P2"><text:span text:style-name="T5"><text:measure text:kind="gap"/></text:span><text:span text:style-name="T3">N</text:span><text:span text:style-name="T4">IF</text:span><text:span text:style-name="T5"><text:measure text:kind="gap"/></text:span></text:p>
        </draw:measure>
        <draw:custom-shape draw:style-name="gr10" draw:text-style-name="P1" draw:layer="layout" svg:width="1.27cm" svg:height="1.27cm" svg:x="22.59cm" svg:y="14.9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1.27cm" svg:x="23.86cm" svg:y="14.9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1.27cm" svg:height="1.27cm" svg:x="26.4cm" svg:y="14.9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svg:x="25.13cm" svg:y="14.981cm">
          <text:p/>
          <draw:enhanced-geometry svg:viewBox="0 0 21600 21600" draw:type="rectangle" draw:enhanced-path="M 0 0 L 21600 0 21600 21600 0 21600 0 0 Z N"/>
        </draw:custom-shape>
        <draw:measure draw:style-name="gr17" draw:text-style-name="P2" draw:layer="layout" svg:x1="22.59cm" svg:y1="15.081cm" svg:x2="27.67cm" svg:y2="15.081cm">
          <text:p text:style-name="P2"><text:span text:style-name="T5"><text:measure text:kind="gap"/></text:span><text:span text:style-name="T3">N</text:span><text:span text:style-name="T4">IF</text:span><text:span text:style-name="T5"><text:measure text:kind="gap"/></text:span></text:p>
        </draw:measure>
        <draw:custom-shape draw:style-name="gr18" draw:text-style-name="P1" xml:id="id10" draw:id="id10" draw:layer="layout" svg:width="1.27cm" svg:height="1.27cm" svg:x="20.05cm" svg:y="18.145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302cm" svg:height="0.806cm" svg:x="21.193cm" svg:y="18.275cm">
          <draw:text-box>
            <text:p><text:span text:style-name="T6">Sample 3</text:span></text:p>
          </draw:text-box>
        </draw:frame>
        <draw:custom-shape draw:style-name="gr10" draw:text-style-name="P1" xml:id="id6" draw:id="id6" draw:layer="layout" svg:width="1.27cm" svg:height="1.27cm" svg:x="11.16cm" svg:y="18.145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302cm" svg:height="0.806cm" svg:x="12.303cm" svg:y="18.275cm">
          <draw:text-box>
            <text:p><text:span text:style-name="T6">Sample 1</text:span></text:p>
          </draw:text-box>
        </draw:frame>
        <draw:custom-shape draw:style-name="gr20" draw:text-style-name="P1" xml:id="id8" draw:id="id8" draw:layer="layout" svg:width="1.27cm" svg:height="1.27cm" svg:x="15.605cm" svg:y="18.145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302cm" svg:height="0.813cm" svg:x="16.748cm" svg:y="18.272cm">
          <draw:text-box>
            <text:p><text:span text:style-name="T6">Sample 2</text:span></text:p>
          </draw:text-box>
        </draw:frame>
        <draw:custom-shape draw:style-name="gr22" draw:text-style-name="P1" xml:id="id12" draw:id="id12" draw:layer="layout" svg:width="1.27cm" svg:height="1.27cm" svg:x="24.368cm" svg:y="18.145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3.302cm" svg:height="0.968cm" svg:x="25.511cm" svg:y="18.275cm">
          <draw:text-box>
            <text:p><text:span text:style-name="T6">Sample </text:span><text:span text:style-name="T7">N</text:span><text:span text:style-name="T8">IF</text:span></text:p>
          </draw:text-box>
        </draw:frame>
        <draw:connector draw:style-name="gr7" draw:text-style-name="P1" draw:layer="layout" draw:type="curve" svg:x1="16.875cm" svg:y1="16.24cm" svg:x2="11.795cm" svg:y2="18.145cm" draw:start-shape="id5" draw:start-glue-point="2" draw:end-shape="id6" draw:end-glue-point="0" svg:d="M16875 16240c0 1429-5080 477-5080 1905" svg:viewBox="0 0 5081 1906">
          <text:p/>
        </draw:connector>
        <draw:connector draw:style-name="gr7" draw:text-style-name="P1" draw:layer="layout" draw:type="curve" svg:x1="13.065cm" svg:y1="16.24cm" svg:x2="16.24cm" svg:y2="18.145cm" draw:start-shape="id7" draw:start-glue-point="2" draw:end-shape="id8" draw:end-glue-point="0" svg:d="M13065 16240c0 1429 3175 477 3175 1905" svg:viewBox="0 0 3176 1906">
          <text:p/>
        </draw:connector>
        <draw:connector draw:style-name="gr7" draw:text-style-name="P1" draw:layer="layout" draw:type="curve" svg:x1="19.415cm" svg:y1="16.24cm" svg:x2="20.685cm" svg:y2="18.145cm" draw:start-shape="id9" draw:start-glue-point="2" draw:end-shape="id10" draw:end-glue-point="0" svg:d="M19415 16240c0 1429 1270 477 1270 1905" svg:viewBox="0 0 1271 1906">
          <text:p/>
        </draw:connector>
        <draw:connector draw:style-name="gr7" draw:text-style-name="P1" draw:layer="layout" draw:type="curve" svg:x1="27.035cm" svg:y1="16.251cm" svg:x2="25.003cm" svg:y2="18.145cm" draw:start-shape="id11" draw:start-glue-point="2" draw:end-shape="id12" draw:end-glue-point="0" svg:d="M27035 16251c0 1420-2032 474-2032 1894" svg:viewBox="0 0 2033 1895">
          <text:p/>
        </draw:connector>
        <draw:measure draw:style-name="gr24" draw:text-style-name="P4" draw:layer="layout" svg:x1="11.16cm" svg:y1="14.165cm" svg:x2="27.67cm" svg:y2="14.208cm">
          <text:p text:style-name="P4"><text:span text:style-name="T9">1 Transport Block (TB)</text:span><text:span text:style-name="T10"><text:measure text:kind="gap"/></text:span></text:p>
        </draw:measure>
        <draw:line draw:style-name="gr9" draw:text-style-name="P1" draw:layer="layout" svg:x1="7.731cm" svg:y1="14.97cm" svg:x2="11.16cm" svg:y2="14.97cm">
          <text:p/>
        </draw:line>
        <draw:line draw:style-name="gr9" draw:text-style-name="P1" draw:layer="layout" svg:x1="7.731cm" svg:y1="15.859cm" svg:x2="11.16cm" svg:y2="16.24cm">
          <text:p/>
        </draw:line>
        <draw:frame draw:style-name="gr25" draw:text-style-name="P5" draw:layer="layout" svg:width="6.731cm" svg:height="1.016cm" svg:x="4.683cm" svg:y="17.637cm">
          <draw:text-box>
            <text:p><text:span text:style-name="T11">Sampling and Zipping</text:span></text:p>
          </draw:text-box>
        </draw:frame>
        <draw:g>
          <draw:custom-shape draw:style-name="gr26" draw:text-style-name="P1" draw:layer="layout" svg:width="1.27cm" svg:height="3.048cm" svg:x="2.143cm" svg:y="20.431cm">
            <text:p text:style-name="P1">1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6" draw:layer="layout" svg:width="1.27cm" svg:height="3.048cm" svg:x="6.334cm" svg:y="20.431cm">
            <text:p text:style-name="P1"><text:span text:style-name="T12">N</text:span><text:span text:style-name="T13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layer="layout" svg:width="1.397cm" svg:height="1.189cm" svg:x="4.302cm" svg:y="21.193cm">
            <draw:text-box>
              <text:p>...</text:p>
            </draw:text-box>
          </draw:frame>
          <draw:custom-shape draw:style-name="gr28" draw:text-style-name="P1" xml:id="id14" draw:id="id14" draw:layer="layout" svg:width="6.096cm" svg:height="3.683cm" svg:x="1.762cm" svg:y="20.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5" draw:layer="layout" svg:width="3.683cm" svg:height="1.221cm" svg:x="3.032cm" svg:y="23.733cm">
          <draw:text-box>
            <text:p><text:span text:style-name="T12">N</text:span><text:span text:style-name="T14">IF</text:span> records</text:p>
          </draw:text-box>
        </draw:frame>
        <draw:connector draw:style-name="gr29" draw:text-style-name="P1" draw:layer="layout" svg:x1="4.81cm" svg:y1="16.24cm" svg:x2="4.81cm" svg:y2="20.05cm" draw:start-shape="id13" draw:start-glue-point="2" draw:end-shape="id14" draw:end-glue-point="0" svg:d="M4810 16240v3810" svg:viewBox="0 0 1 3811">
          <text:p/>
        </draw:connector>
        <draw:custom-shape draw:style-name="gr26" draw:text-style-name="P1" draw:layer="layout" svg:width="7.62cm" svg:height="1.27cm" svg:x="11.16cm" svg:y="21.32cm">
          <text:p text:style-name="P1"><text:span text:style-name="T15">x</text:span>=[<text:span text:style-name="T15">h</text:span><text:span text:style-name="T16">(m)</text:span><text:span text:style-name="T16">)</text:span>;<text:span text:style-name="T15">n</text:span><text:span text:style-name="T16">(m)</text:span>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7.604cm" svg:y1="20.558cm" svg:x2="11.287cm" svg:y2="21.32cm">
          <text:p/>
        </draw:line>
        <draw:line draw:style-name="gr9" draw:text-style-name="P1" draw:layer="layout" svg:x1="7.604cm" svg:y1="23.352cm" svg:x2="11.287cm" svg:y2="2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4:05:36.305695779</meta:creation-date>
    <dc:date>2016-01-05T21:23:20.873358012</dc:date>
    <meta:editing-duration>PT1H8M11S</meta:editing-duration>
    <meta:editing-cycles>17</meta:editing-cycles>
    <meta:generator>LibreOffice/4.2.8.2$Linux_X86_64 LibreOffice_project/420m0$Build-2</meta:generator>
    <meta:document-statistic meta:object-count="76"/>
  </office:meta>
</office:document-meta>
</file>